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6.65cm" fo:min-width="10.4cm"/>
    </style:style>
    <style:style style:name="gr2" style:family="graphic" style:parent-style-name="standard">
      <style:graphic-properties draw:fill-color="#813709" draw:textarea-horizontal-align="justify" draw:textarea-vertical-align="middle" draw:auto-grow-height="false" fo:min-height="3.05cm" fo:min-width="2.3cm"/>
    </style:style>
    <style:style style:name="gr3" style:family="graphic" style:parent-style-name="standard">
      <style:graphic-properties draw:fill-color="#813709" draw:textarea-horizontal-align="justify" draw:textarea-vertical-align="middle" draw:auto-grow-height="false" fo:min-height="3.25cm" fo:min-width="2.4cm"/>
    </style:style>
    <style:style style:name="gr4" style:family="graphic" style:parent-style-name="standard">
      <style:graphic-properties svg:stroke-color="#999999" draw:fill-color="#999999" draw:textarea-horizontal-align="justify" draw:textarea-vertical-align="middle" draw:auto-grow-height="false" fo:min-height="1.35cm" fo:min-width="3.9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.85cm" fo:min-width="3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35cm" fo:min-width="2.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cm" fo:min-width="0.7cm"/>
    </style:style>
    <style:style style:name="gr8" style:family="graphic" style:parent-style-name="standard">
      <style:graphic-properties svg:stroke-color="#ffffff" draw:fill-color="#2a6099" draw:textarea-horizontal-align="justify" draw:textarea-vertical-align="middle" draw:auto-grow-height="false" fo:min-height="0.15cm" fo:min-width="4.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05cm" fo:min-width="3.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45cm" fo:min-width="4.1cm"/>
      <style:paragraph-properties style:writing-mode="lr-tb"/>
    </style:style>
    <style:style style:name="gr11" style:family="graphic" style:parent-style-name="standard">
      <style:graphic-properties draw:fill-color="#ffbf00" draw:textarea-horizontal-align="justify" draw:textarea-vertical-align="middle" draw:auto-grow-height="false" fo:min-height="3.55cm" fo:min-width="5.2cm"/>
      <style:paragraph-properties style:writing-mode="lr-tb"/>
    </style:style>
    <style:style style:name="gr12" style:family="graphic" style:parent-style-name="standard">
      <style:graphic-properties svg:stroke-width="0.081cm" svg:stroke-color="#ff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5cm" fo:min-width="0.7cm"/>
    </style:style>
    <style:style style:name="gr14" style:family="graphic" style:parent-style-name="standard">
      <style:graphic-properties svg:stroke-width="0.081cm" svg:stroke-color="#f10d0c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1.95cm" fo:min-width="0.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cm" fo:min-width="0.3cm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5cm" fo:min-width="0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2" style:family="graphic" style:parent-style-name="standard">
      <style:graphic-properties svg:stroke-width="0.081cm" svg:stroke-color="#069a2e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3709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2a6099"/>
      <style:paragraph-properties fo:text-align="center" style:writing-mode="lr-tb"/>
      <style:text-properties fo:color="#ffffff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ffbf00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font-size="13pt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9cm" svg:height="16.9cm" svg:x="5.4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8cm" svg:height="3.3cm" svg:x="2.6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.9cm" svg:height="3.5cm" svg:x="16.3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4.4cm" svg:height="1.6cm" svg:x="1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3.7cm" svg:height="1.1cm" svg:x="1.7cm" svg:y="21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cm" svg:height="2.6cm" draw:transform="rotate (0.571246264177744) translate (6.518cm 10.41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4" draw:id="id14" draw:layer="layout" svg:width="1.2cm" svg:height="0.5cm" svg:x="11.4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cm" svg:height="0.5cm" svg:x="13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cm" svg:height="0.5cm" svg:x="13cm" svg:y="1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5" draw:id="id15" draw:layer="layout" svg:width="1.2cm" svg:height="0.5cm" svg:x="11.4cm" svg:y="1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5.3cm" svg:height="0.4cm" svg:x="10.7cm" svg:y="1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svg:x="11.317cm" svg:y="17.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svg:x="11.159cm" svg:y="18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svg:x="11.188cm" svg:y="19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draw:transform="rotate (-1.5706217938697) translate (12.2cm 7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draw:transform="rotate (-1.5706217938697) translate (12.2cm 7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draw:transform="rotate (-1.5706217938697) translate (12.2cm 7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draw:transform="rotate (-1.5706217938697) translate (12.9cm 7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draw:transform="rotate (-1.5706217938697) translate (13.6cm 7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4cm" svg:height="0.3cm" draw:transform="rotate (-1.5706217938697) translate (14.2cm 7.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" draw:id="id2" draw:layer="layout" svg:width="4.6cm" svg:height="0.7cm" svg:x="10.5cm" svg:y="12.9cm">
          <text:p text:style-name="P6">Main Power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5.7cm" svg:height="3.8cm" svg:x="14.3cm" svg:y="1.8cm">
          <text:p text:style-name="P6">Netzteil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4.3cm" svg:y1="3.7cm" svg:x2="12.8cm" svg:y2="12.9cm" draw:start-shape="id1" draw:start-glue-point="3" draw:end-shape="id2" svg:d="M14300 3700h-1500v9200" svg:viewBox="0 0 1501 9201">
          <text:p/>
        </draw:connector>
        <draw:custom-shape draw:style-name="gr13" draw:text-style-name="P4" xml:id="id3" draw:id="id3" draw:layer="layout" svg:width="1.2cm" svg:height="0.9cm" svg:x="6.5cm" svg:y="7.6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4.3cm" svg:y1="3.7cm" svg:x2="7.7cm" svg:y2="8.05cm" draw:start-shape="id1" draw:start-glue-point="3" draw:end-shape="id3" draw:end-glue-point="1" svg:d="M14300 3700h-3300v4350h-3300" svg:viewBox="0 0 6601 4351">
          <text:p/>
        </draw:connector>
        <draw:frame draw:style-name="gr15" draw:text-style-name="P9" draw:layer="layout" svg:width="3.9cm" svg:height="1.673cm" svg:x="6.2cm" svg:y="7cm">
          <draw:text-box>
            <text:p><text:span text:style-name="T1">CPU-Power</text:span></text:p>
          </draw:text-box>
        </draw:frame>
        <draw:custom-shape draw:style-name="gr16" draw:text-style-name="P3" xml:id="id4" draw:id="id4" draw:layer="layout" svg:width="0.7cm" svg:height="2.2cm" svg:x="4.7cm" svg:y="16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5" draw:id="id5" draw:layer="layout" svg:width="0.8cm" svg:height="0.5cm" svg:x="14.8cm" svg:y="7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5.4cm" svg:y1="17.5cm" svg:x2="14.8cm" svg:y2="7.25cm" draw:start-shape="id4" draw:start-glue-point="1" draw:end-shape="id5" draw:end-glue-point="3" svg:d="M5400 17500h4700v-10250h4700" svg:viewBox="0 0 9401 10251">
          <text:p/>
        </draw:connector>
        <draw:frame draw:style-name="gr15" draw:text-style-name="P10" draw:layer="layout" svg:width="2.6cm" svg:height="1.673cm" svg:x="2.5cm" svg:y="17.227cm">
          <draw:text-box>
            <text:p><text:span text:style-name="T2">ein/aus</text:span></text:p>
          </draw:text-box>
        </draw:frame>
        <draw:custom-shape draw:style-name="gr7" draw:text-style-name="P4" xml:id="id7" draw:id="id7" draw:layer="layout" svg:width="1.2cm" svg:height="0.5cm" svg:x="6.7cm" svg:y="13.5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5.4cm" svg:y1="12.35cm" svg:x2="6.7cm" svg:y2="13.75cm" draw:start-shape="id6" draw:start-glue-point="1" draw:end-shape="id7" svg:d="M5400 12350h650v1400h650" svg:viewBox="0 0 1301 1401">
          <text:p/>
        </draw:connector>
        <draw:frame draw:style-name="gr18" draw:text-style-name="P10" draw:layer="layout" svg:width="2.1cm" svg:height="2.384cm" svg:x="2.665cm" svg:y="9.68cm">
          <draw:text-box>
            <text:p><text:span text:style-name="T2">fan</text:span></text:p>
          </draw:text-box>
        </draw:frame>
        <draw:frame draw:style-name="gr18" draw:text-style-name="P10" draw:layer="layout" svg:width="2.1cm" svg:height="2.384cm" svg:x="16.7cm" svg:y="7.616cm">
          <draw:text-box>
            <text:p><text:span text:style-name="T2">fan</text:span></text:p>
          </draw:text-box>
        </draw:frame>
        <draw:custom-shape draw:style-name="gr19" draw:text-style-name="P4" xml:id="id9" draw:id="id9" draw:layer="layout" svg:width="1cm" svg:height="0.8cm" svg:x="13.8cm" svg:y="15.6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75cm" svg:y1="11.9cm" svg:x2="14.3cm" svg:y2="15.6cm" draw:start-shape="id8" draw:end-shape="id9" draw:end-glue-point="0" svg:d="M17750 11900v1850h-3450v1850" svg:viewBox="0 0 3451 3701">
          <text:p/>
        </draw:connector>
        <draw:frame draw:style-name="gr20" draw:text-style-name="P11" draw:layer="layout" svg:width="1.84cm" svg:height="0.962cm" svg:x="7.6cm" svg:y="10.4cm">
          <draw:text-box>
            <text:p>CPU</text:p>
          </draw:text-box>
        </draw:frame>
        <draw:frame draw:style-name="gr21" draw:text-style-name="P11" draw:layer="layout" svg:width="1.9cm" svg:height="0.962cm" svg:x="17cm" svg:y="16.5cm">
          <draw:text-box>
            <text:p>GPU</text:p>
          </draw:text-box>
        </draw:frame>
        <draw:connector draw:style-name="gr12" draw:text-style-name="P4" draw:layer="layout" svg:x1="14.3cm" svg:y1="3.7cm" svg:x2="13.35cm" svg:y2="16.7cm" draw:start-shape="id1" draw:start-glue-point="3" draw:end-shape="id10" svg:d="M14300 3700h-950v13000" svg:viewBox="0 0 951 13001">
          <text:p/>
        </draw:connector>
        <draw:connector draw:style-name="gr12" draw:text-style-name="P4" xml:id="id12" draw:id="id12" draw:layer="layout" svg:x1="14.3cm" svg:y1="3.7cm" svg:x2="5.4cm" svg:y2="7.2cm" draw:start-shape="id1" draw:end-shape="id11" svg:d="M14300 3700h-4450v3500h-4450" svg:viewBox="0 0 8901 3501">
          <text:p/>
        </draw:connector>
        <draw:connector draw:style-name="gr12" draw:text-style-name="P4" draw:layer="layout" svg:x1="9.85cm" svg:y1="5.45cm" svg:x2="5.4cm" svg:y2="22.25cm" draw:start-shape="id12" draw:start-glue-point="0" draw:end-shape="id13" draw:end-glue-point="1" svg:d="M9850 5450v16800h-4450" svg:viewBox="0 0 4451 16801">
          <text:p/>
        </draw:connector>
        <draw:connector draw:style-name="gr22" draw:text-style-name="P4" draw:layer="layout" svg:x1="5.4cm" svg:y1="22.25cm" svg:x2="11.4cm" svg:y2="14.25cm" draw:start-shape="id13" draw:end-shape="id14" draw:end-glue-point="3" svg:d="M5400 22250h3000v-8000h3000" svg:viewBox="0 0 6001 8001">
          <text:p/>
        </draw:connector>
        <draw:connector draw:style-name="gr22" draw:text-style-name="P4" draw:layer="layout" svg:x1="3.2cm" svg:y1="8cm" svg:x2="12cm" svg:y2="14.8cm" draw:start-shape="id11" draw:start-glue-point="2" draw:end-shape="id15" draw:end-glue-point="0" svg:d="M3200 8000v3400h8800v3400" svg:viewBox="0 0 8801 6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4:30:04.802263954</meta:creation-date>
    <dc:date>2022-01-30T14:49:52.637201569</dc:date>
    <meta:editing-duration>PT10M53S</meta:editing-duration>
    <meta:editing-cycles>3</meta:editing-cycles>
    <meta:generator>LibreOffice/6.4.7.2$Linux_X86_64 LibreOffice_project/40$Build-2</meta:generator>
    <meta:document-statistic meta:object-count="43"/>
  </office:meta>
</office:document-meta>
</file>